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3" style:family="paragraph" style:parent-style-name="Standard">
      <style:paragraph-properties fo:margin-left="0.5in" fo:margin-right="0in" fo:text-indent="0in" style:auto-text-indent="false"/>
    </style:style>
    <style:style style:name="P4" style:family="paragraph" style:parent-style-name="Standard">
      <style:paragraph-properties fo:margin-left="0.5in" fo:margin-right="0in" fo:margin-top="0in" fo:margin-bottom="0.1665in" loext:contextual-spacing="false" fo:line-height="100%" fo:text-indent="0in" style:auto-text-indent="false"/>
    </style:style>
    <style:style style:name="P5" style:family="paragraph" style:parent-style-name="Standard">
      <style:paragraph-properties fo:margin-left="0.5in" fo:margin-right="0in" fo:margin-top="0.1665in" fo:margin-bottom="0.1665in" loext:contextual-spacing="false" fo:line-height="100%" fo:text-indent="0in" style:auto-text-indent="false"/>
    </style:style>
    <style:style style:name="P6" style:family="paragraph" style:parent-style-name="Standard">
      <style:paragraph-properties fo:margin-left="0in" fo:margin-right="0in" fo:text-indent="0.5in" style:auto-text-indent="false"/>
    </style:style>
    <style:style style:name="P7" style:family="paragraph" style:parent-style-name="Standard">
      <style:paragraph-properties fo:margin-left="0in" fo:margin-right="0in" fo:margin-top="0.1665in" fo:margin-bottom="0.1665in" loext:contextual-spacing="false" fo:line-height="100%" fo:text-indent="0.5in" style:auto-text-indent="false"/>
    </style:style>
    <style:style style:name="P8" style:family="paragraph" style:parent-style-name="Standard" style:master-page-name="Standard">
      <style:paragraph-properties style:page-number="1"/>
    </style:style>
    <style:style style:name="P9" style:family="paragraph" style:parent-style-name="Heading_20_2" style:list-style-name="WWNum1">
      <style:paragraph-properties fo:margin-left="0.5in" fo:margin-right="0in" fo:margin-top="0.25in" fo:margin-bottom="0.0555in" loext:contextual-spacing="false" fo:line-height="100%" fo:keep-together="auto" fo:text-indent="-0.25in" style:auto-text-indent="false" fo:keep-with-next="auto"/>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fo:font-size="17pt" fo:font-weight="bold" style:font-size-asian="17pt" style:font-weight-asian="bold" style:font-size-complex="17pt"/>
    </style:style>
    <style:style style:name="T4" style:family="text">
      <style:text-properties style:text-underline-style="solid" style:text-underline-width="auto" style:text-underline-color="font-color"/>
    </style:style>
    <style:style style:name="T5"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NETWORKING IN LINUX</text:p>
      <text:p text:style-name="Standard"/>
      <text:list xml:id="list106935131" text:style-name="WWNum1">
        <text:list-item>
          <text:p text:style-name="P1"><text:span text:style-name="T1">Ifconfigure</text:span> - Ifconfig <text:s/>is <text:s/>used to configure the kernel-resident network interfaces.</text:p>
        </text:list-item>
      </text:list>
      <text:p text:style-name="P3">ifconfig [-v] [-a] [-s] [interface]</text:p>
      <text:p text:style-name="P3"/>
      <text:p text:style-name="P3">OPTIONS</text:p>
      <text:p text:style-name="P3"><text:s text:c="3"/><text:tab/>-a <text:tab/>display all interfaces which are currently <text:s/>available, <text:s/>even <text:s/>if</text:p>
      <text:p text:style-name="P3"><text:s text:c="10"/><text:tab/>down</text:p>
      <text:p text:style-name="P3"/>
      <text:p text:style-name="P3"><text:s text:c="3"/><text:tab/>-s <text:tab/>display a short list (like netstat -i)</text:p>
      <text:p text:style-name="P3"/>
      <text:p text:style-name="P3"><text:s text:c="3"/><text:tab/>-v <text:tab/>be more verbose for some error conditions</text:p>
      <text:p text:style-name="P3"/>
      <text:p text:style-name="P3"/>
      <text:p text:style-name="P3">Meaning of enp0s10 : ( new naming conventions for ethernet )</text:p>
      <text:p text:style-name="P3">enp0s10:</text:p>
      <text:p text:style-name="P3">| | |</text:p>
      <text:p text:style-name="P3">v | |</text:p>
      <text:p text:style-name="P3">en| | <text:s text:c="2"/>--&gt; ethernet</text:p>
      <text:p text:style-name="P3"><text:s text:c="2"/>v |</text:p>
      <text:p text:style-name="P3"><text:s text:c="2"/>p0| <text:s text:c="2"/>--&gt; bus number (0)</text:p>
      <text:p text:style-name="P3"><text:s text:c="4"/>v</text:p>
      <text:p text:style-name="P3"><text:s text:c="4"/>s10 --&gt; slot number (10)</text:p>
      <text:p text:style-name="P3"/>
      <text:list xml:id="list221945327563486" text:continue-numbering="true" text:style-name="WWNum1">
        <text:list-item>
          <text:p text:style-name="P2"><text:span text:style-name="T1">Dig</text:span> :</text:p>
        </text:list-item>
      </text:list>
      <text:p text:style-name="P4"><text:soft-page-break/>dig (Domain Information Groper) is a flexible tool for interrogating DNS name servers.</text:p>
      <text:p text:style-name="P5">It performs DNS lookups and displays the answers that are returned from the name servers.</text:p>
      <text:p text:style-name="P5">dig www.google.com</text:p>
      <text:list xml:id="list221946215472565" text:continue-numbering="true" text:style-name="WWNum1">
        <text:list-item>
          <text:p text:style-name="P1"><text:span text:style-name="T1">Ip</text:span> -&gt; is basically the advanced or the new alternative to ifconfig with extra functionalities.</text:p>
        </text:list-item>
      </text:list>
      <text:p text:style-name="P3"/>
      <text:p text:style-name="P3">ip a <text:s/>is the general command.</text:p>
      <text:p text:style-name="P3"/>
      <text:list xml:id="list221946121757644" text:continue-numbering="true" text:style-name="WWNum1">
        <text:list-item>
          <text:p text:style-name="P1"><text:span text:style-name="T1">Ifup</text:span> -&gt; ifup <text:s/>bring a network interface up</text:p>
        </text:list-item>
      </text:list>
      <text:p text:style-name="P3"><text:span text:style-name="T1">ifdown</text:span> -&gt; take a network interface down</text:p>
      <text:p text:style-name="P3"><text:span text:style-name="T1">ifquery</text:span> -&gt; parse interface configuration</text:p>
      <text:p text:style-name="P3"/>
      <text:p text:style-name="P3">The <text:s/>ifup and ifdown commands may be used to configure (or, respectively, deconfigure) network interfaces based on interface definitions in the file /etc/network/interfaces. <text:s/>ifquery command may be used to parse interfaces configuration.</text:p>
      <text:p text:style-name="P3"/>
      <text:p text:style-name="P3"/>
      <text:list xml:id="list221947045905435" text:continue-numbering="true" text:style-name="WWNum1">
        <text:list-item>
          <text:p text:style-name="P1">Netstat -&gt; Netstat command allows you a simple way to review each of your network connections and open sockets.</text:p>
        </text:list-item>
      </text:list>
      <text:p text:style-name="P3">netstat (network statistics) is a command-line tool that displays network connections (both incoming and outgoing), routing tables, and a number of network interface statistics.</text:p>
      <text:p text:style-name="P3"/>
      <text:p text:style-name="P3">netstat -help <text:s/>=&gt; gives the following usage guidelines.</text:p>
      <text:p text:style-name="P3"/>
      <text:p text:style-name="P3">We can use multiple greps here.</text:p>
      <text:p text:style-name="P3"/>
      <text:p text:style-name="Standard"><text:tab/>-r gives kernel routing information</text:p>
      <text:p text:style-name="P6">-s gives overall stats info for each protocol</text:p>
      <text:p text:style-name="P6">-l gives info about LISTENING sockets</text:p>
      <text:p text:style-name="P6">-a gives info about all ports (connection established or not)</text:p>
      <text:p text:style-name="P6">-i gives list of all network interfaces</text:p>
      <text:p text:style-name="P6"><text:soft-page-break/>-c is for continuous listenig, in cases of crashes or sth..useful</text:p>
      <text:p text:style-name="P6"/>
      <text:p text:style-name="Standard"/>
      <text:p text:style-name="Standard"/>
      <text:p text:style-name="Standard"><text:span text:style-name="T1">ICMP</text:span> is a control protocol, meaning that it is designed to not carry application data, but rather information about the status of the network itself.</text:p>
      <text:p text:style-name="Standard"/>
      <text:p text:style-name="Standard">The main difference between <text:span text:style-name="T1">TCP and</text:span> <text:span text:style-name="T1">UDP</text:span> is that <text:span text:style-name="T1">TCP</text:span> is a connection oriented protocol, it guarantees that all sent packets will reach the destination in the correct order.</text:p>
      <text:p text:style-name="Standard"/>
      <text:p text:style-name="Standard"/>
      <text:list xml:id="list221945866244493" text:continue-numbering="true" text:style-name="WWNum1">
        <text:list-item>
          <text:p text:style-name="P9"><text:bookmark text:name="_gts0qp3q076z"/><text:span text:style-name="T3">scp</text:span></text:p>
        </text:list-item>
      </text:list>
      <text:p text:style-name="P3">scp allows you to secure copy files to and from another host in the network.</text:p>
      <text:p text:style-name="P3"/>
      <text:p text:style-name="P3">scp ~/file1.txt ubuntu@”ip/dns”:~</text:p>
      <text:p text:style-name="P3"/>
      <text:list xml:id="list221946963447575" text:continue-numbering="true" text:style-name="WWNum1">
        <text:list-item>
          <text:p text:style-name="P1"><text:span text:style-name="T1">W</text:span></text:p>
        </text:list-item>
      </text:list>
      <text:p text:style-name="P4">w prints a summary of the current activity on the system, including what each user is doing, and their processes.</text:p>
      <text:p text:style-name="P7">Also list the logged in users and system load average for the past 1, 5, and 15 minutes.</text:p>
      <text:p text:style-name="P7"/>
      <text:p text:style-name="P5"><text:s/><text:span text:style-name="T1">w</text:span> <text:s/>displays information about the users currently on the machine, and their processes. <text:s/>The header shows, in this order, the current time, how long the system has been running, how many users are currently logged on, and the system load averages for the past 1, <text:s/>5, and 15 minutes.</text:p>
      <text:p text:style-name="P5">The following entries are displayed for each user: login name, the tty name, the remote host, login time, idle time, JCPU, PCPU, and the command line of their current process.</text:p>
      <text:p text:style-name="P5">The <text:span text:style-name="T4">JCPU</text:span> time is the time used by all processes attached to the tty. <text:s/>It does not include past background <text:s/>jobs, <text:s/>but <text:s/>does <text:s/>include currently running background jobs.</text:p>
      <text:p text:style-name="P7">The <text:span text:style-name="T4">PCPU</text:span> time is the time used by the current process, named in the "what" field.</text:p>
      <text:list xml:id="list221947169200738" text:continue-numbering="true" text:style-name="WWNum1">
        <text:list-item>
          <text:p text:style-name="P1">nmap </text:p>
        </text:list-item>
      </text:list>
      <text:p text:style-name="P3"><text:span text:style-name="T1">Nmap</text:span> (<text:span text:style-name="T5">Network Mapper</text:span>) is a free and open-source network scanner. </text:p>
      <text:p text:style-name="P3"/>
      <text:p text:style-name="P3">Nmap is used to discover hosts and services on a computer network by sending packets and analyzing the responses. </text:p>
      <text:p text:style-name="P3"><text:soft-page-break/></text:p>
      <text:list xml:id="list221946168857628" text:continue-numbering="true" text:style-name="WWNum1">
        <text:list-item>
          <text:p text:style-name="P1"><text:span text:style-name="T1">Traceroute</text:span> </text:p>
        </text:list-item>
      </text:list>
      <text:p text:style-name="P3">Traceroute command basically shows hops and number of packets to reach the destination specified.</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54" meta:word-count="583" meta:character-count="3475" meta:non-whitespace-character-count="2892"/>
    <meta:generator>LibreOfficeDev/6.0.5.2$Linux_X86_64 LibreOffice_project/</meta:generator>
  </office:meta>
</office:document-meta>
</file>